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75cm" fo:min-width="6.7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cm" fo:min-width="2.75cm"/>
    </style:style>
    <style:style style:name="gr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4" style:family="graphic" style:parent-style-name="standard">
      <style:graphic-properties svg:stroke-color="#b47804" draw:fill-color="#e8a202" draw:textarea-horizontal-align="justify" draw:textarea-vertical-align="middle" draw:auto-grow-height="false" fo:min-height="1.5cm" fo:min-width="2.75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cm" fo:min-width="3cm"/>
      <style:paragraph-properties style:writing-mode="lr-tb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objectwithoutfill">
      <style:graphic-properties draw:marker-end="Arrowheads_20_7" draw:marker-end-width="0.3cm" draw:fill="none" draw:textarea-vertical-align="middle"/>
    </style:style>
    <style:style style:name="gr12" style:family="graphic" style:parent-style-name="standard">
      <style:graphic-properties svg:stroke-color="#bbe33d" draw:fill-color="#bbe33d" draw:textarea-horizontal-align="justify" draw:textarea-vertical-align="middle" draw:auto-grow-height="false" fo:min-height="2cm" fo:min-width="2.75cm"/>
      <style:paragraph-properties style:writing-mode="lr-tb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e8a202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-color="#bbe33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5cm" svg:x="1.75cm" svg:y="4.5cm">
          <text:p text:style-name="P1">Render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5cm" svg:height="1.75cm" svg:x="5.75cm" svg:y="1.2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25cm" svg:height="1.673cm" svg:x="5.75cm" svg:y="1.288cm">
          <draw:text-box>
            <text:p>Body selection</text:p>
          </draw:text-box>
        </draw:frame>
        <draw:custom-shape draw:style-name="gr4" draw:text-style-name="P3" draw:layer="layout" svg:width="3.25cm" svg:height="1.75cm" svg:x="5.75cm" svg:y="1.25cm">
          <text:p text:style-name="P1">Algorithm Selection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3.25cm" svg:height="1.75cm" svg:x="18.25cm" svg:y="1.25cm">
          <text:p text:style-name="P1">Body Selection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7.25cm" svg:y1="3cm" svg:x2="7.25cm" svg:y2="4.5cm">
          <text:p/>
        </draw:line>
        <draw:custom-shape draw:style-name="gr6" draw:text-style-name="P1" draw:layer="layout" svg:width="3.5cm" svg:height="2.25cm" svg:x="10cm" svg:y="4.5cm">
          <text:p text:style-name="P1">Algorithms</text:p>
          <draw:enhanced-geometry svg:viewBox="0 0 21600 21600" draw:type="rectangle" draw:enhanced-path="M 0 0 L 21600 0 21600 21600 0 21600 0 0 Z N"/>
        </draw:custom-shape>
        <draw:line draw:style-name="gr7" draw:text-style-name="P4" draw:layer="layout" svg:x1="9cm" svg:y1="5.25cm" svg:x2="10cm" svg:y2="5.25cm">
          <text:p/>
        </draw:line>
        <draw:line draw:style-name="gr8" draw:text-style-name="P4" draw:layer="layout" svg:x1="10cm" svg:y1="6cm" svg:x2="9cm" svg:y2="6cm">
          <text:p/>
        </draw:line>
        <draw:custom-shape draw:style-name="gr6" draw:text-style-name="P1" xml:id="id2" draw:id="id2" draw:layer="layout" svg:width="3.5cm" svg:height="2.25cm" svg:x="10cm" svg:y="7.25cm">
          <text:p text:style-name="P1">Clock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0cm" svg:y1="8.25cm" svg:x2="9cm" svg:y2="8.25cm">
          <text:p/>
        </draw:line>
        <draw:custom-shape draw:style-name="gr4" draw:text-style-name="P3" xml:id="id1" draw:id="id1" draw:layer="layout" svg:width="3.25cm" svg:height="1.75cm" svg:x="14.25cm" svg:y="1.25cm">
          <text:p text:style-name="P1">Time Controls</text:p>
          <draw:enhanced-geometry svg:viewBox="0 0 21600 21600" draw:type="rectangle" draw:enhanced-path="M 0 0 L 21600 0 21600 21600 0 21600 0 0 Z N"/>
        </draw:custom-shape>
        <draw:connector draw:style-name="gr10" draw:text-style-name="P4" draw:layer="layout" svg:x1="15.875cm" svg:y1="3cm" svg:x2="13.5cm" svg:y2="8.375cm" draw:start-shape="id1" draw:start-glue-point="2" draw:end-shape="id2" draw:end-glue-point="1" svg:d="M15875 3000v5375h-2375" svg:viewBox="0 0 2376 5376">
          <text:p/>
        </draw:connector>
        <draw:custom-shape draw:style-name="gr6" draw:text-style-name="P1" xml:id="id4" draw:id="id4" draw:layer="layout" svg:width="3.5cm" svg:height="2.25cm" svg:x="5.5cm" svg:y="10cm">
          <text:p text:style-name="P1">Body Manager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9.875cm" svg:y1="3cm" svg:x2="9cm" svg:y2="11.125cm" draw:start-shape="id3" draw:start-glue-point="2" draw:end-shape="id4" draw:end-glue-point="1" svg:d="M19875 3000v8125h-10875" svg:viewBox="0 0 10876 8126">
          <text:p/>
        </draw:connector>
        <draw:custom-shape draw:style-name="gr6" draw:text-style-name="P5" draw:layer="layout" svg:width="3.5cm" svg:height="2.25cm" svg:x="10cm" svg:y="7.25cm">
          <text:p text:style-name="P1">Clock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25cm" svg:height="2.25cm" svg:x="1.75cm" svg:y="10cm">
          <text:p text:style-name="P1">Viewport</text:p>
          <draw:enhanced-geometry svg:viewBox="0 0 21600 21600" draw:type="rectangle" draw:enhanced-path="M 0 0 L 21600 0 21600 21600 0 21600 0 0 Z N"/>
        </draw:custom-shape>
        <draw:line draw:style-name="gr13" draw:text-style-name="P4" draw:layer="layout" svg:x1="3.5cm" svg:y1="9.5cm" svg:x2="3.5cm" svg:y2="10cm">
          <text:p/>
        </draw:line>
        <draw:line draw:style-name="gr14" draw:text-style-name="P4" draw:layer="layout" svg:x1="5cm" svg:y1="11.15cm" svg:x2="5.5cm" svg:y2="11.15cm">
          <text:p/>
        </draw:line>
        <draw:line draw:style-name="gr15" draw:text-style-name="P4" draw:layer="layout" svg:x1="7.25cm" svg:y1="10cm" svg:x2="7.25cm" svg:y2="9.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9T10:13:44.904562977</meta:creation-date>
    <dc:date>2023-08-09T10:43:08.374869518</dc:date>
    <meta:editing-duration>PT8M40S</meta:editing-duration>
    <meta:editing-cycles>1</meta:editing-cycles>
    <meta:document-statistic meta:object-count="20"/>
    <meta:generator>LibreOffice/7.3.7.2$Linux_X86_64 LibreOffice_project/30$Build-2</meta:generator>
  </office:meta>
</office:document-meta>
</file>